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488cm"/>
    </style:style>
    <style:style style:name="Table1.B" style:family="table-column">
      <style:table-column-properties style:column-width="9.5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dc0e7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dc0e7" style:font-size-asian="14pt" style:font-size-complex="14pt"/>
    </style:style>
    <style:style style:name="P4" style:family="paragraph" style:parent-style-name="Standard">
      <style:text-properties style:font-name="Times New Roman" fo:font-size="14pt" officeooo:rsid="000ce0a7" officeooo:paragraph-rsid="000ce0a7" style:font-size-asian="14pt" style:font-size-complex="14pt"/>
    </style:style>
    <style:style style:name="P5" style:family="paragraph" style:parent-style-name="Standard">
      <style:text-properties style:font-name="Times New Roman" fo:font-size="14pt" officeooo:rsid="000ce0a7" officeooo:paragraph-rsid="000e7363" style:font-size-asian="14pt" style:font-size-complex="14pt"/>
    </style:style>
    <style:style style:name="P6" style:family="paragraph" style:parent-style-name="Standard">
      <style:text-properties style:font-name="Times New Roman" fo:font-size="14pt" officeooo:rsid="000ce0a7" officeooo:paragraph-rsid="000f5bd2" style:font-size-asian="14pt" style:font-size-complex="14pt"/>
    </style:style>
    <style:style style:name="P7" style:family="paragraph" style:parent-style-name="Standard">
      <style:text-properties style:font-name="Times New Roman" fo:font-size="14pt" officeooo:rsid="000ce0a7" officeooo:paragraph-rsid="00100c40" style:font-size-asian="14pt" style:font-size-complex="14pt"/>
    </style:style>
    <style:style style:name="P8" style:family="paragraph" style:parent-style-name="Standard">
      <style:text-properties style:font-name="Times New Roman" fo:font-size="14pt" officeooo:rsid="000ce0a7" officeooo:paragraph-rsid="0024e0ad" style:font-size-asian="14pt" style:font-size-complex="14pt"/>
    </style:style>
    <style:style style:name="P9" style:family="paragraph" style:parent-style-name="Standard">
      <style:text-properties style:font-name="Times New Roman" fo:font-size="14pt" officeooo:rsid="000ce0a7" officeooo:paragraph-rsid="00255c41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ce0a7" officeooo:paragraph-rsid="002666b2" style:font-size-asian="14pt" style:font-size-complex="14pt"/>
    </style:style>
    <style:style style:name="P11" style:family="paragraph" style:parent-style-name="Standard">
      <style:text-properties style:font-name="Times New Roman" fo:font-size="14pt" officeooo:rsid="000ce0a7" officeooo:paragraph-rsid="00284548" style:font-size-asian="14pt" style:font-size-complex="14pt"/>
    </style:style>
    <style:style style:name="P12" style:family="paragraph" style:parent-style-name="Standard">
      <style:text-properties style:font-name="Times New Roman" fo:font-size="14pt" officeooo:rsid="000ce0a7" officeooo:paragraph-rsid="00291301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0e7363" style:font-size-asian="14pt" style:font-size-complex="14pt"/>
    </style:style>
    <style:style style:name="P14" style:family="paragraph" style:parent-style-name="Standard">
      <style:text-properties style:font-name="Times New Roman" fo:font-size="14pt" officeooo:rsid="001199e4" officeooo:paragraph-rsid="002666b2" style:font-size-asian="14pt" style:font-size-complex="14pt"/>
    </style:style>
    <style:style style:name="P15" style:family="paragraph" style:parent-style-name="Standard">
      <style:text-properties style:font-name="Times New Roman" fo:font-size="14pt" officeooo:rsid="0018cc34" officeooo:paragraph-rsid="0024e0ad" style:font-size-asian="14pt" style:font-size-complex="14pt"/>
    </style:style>
    <style:style style:name="P16" style:family="paragraph" style:parent-style-name="Standard">
      <style:text-properties style:font-name="Times New Roman" fo:font-size="14pt" officeooo:rsid="001911d4" officeooo:paragraph-rsid="0024e0ad" style:font-size-asian="14pt" style:font-size-complex="14pt"/>
    </style:style>
    <style:style style:name="P17" style:family="paragraph" style:parent-style-name="Standard">
      <style:text-properties style:font-name="Times New Roman" fo:font-size="14pt" officeooo:rsid="00233d1b" officeooo:paragraph-rsid="00255c41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284548" style:font-size-asian="14pt" style:font-size-complex="14pt"/>
    </style:style>
    <style:style style:name="P19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233d1b" style:font-size-asian="14pt" style:font-size-complex="14pt"/>
    </style:style>
    <style:style style:name="P20" style:family="paragraph" style:parent-style-name="Основной_20_Текст">
      <style:paragraph-properties fo:text-align="center" style:justify-single-word="false"/>
      <style:text-properties style:font-name="Times New Roman" fo:font-size="14pt" officeooo:rsid="000ce0a7" officeooo:paragraph-rsid="000ce0a7" style:font-size-asian="14pt" style:font-size-complex="14pt"/>
    </style:style>
    <style:style style:name="P21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dc0e7" style:font-size-asian="14pt" style:font-size-complex="14pt"/>
    </style:style>
    <style:style style:name="P22" style:family="paragraph" style:parent-style-name="Основной_20_Текст">
      <style:text-properties style:font-name="Times New Roman" fo:font-size="14pt" officeooo:paragraph-rsid="000dc0e7" style:font-size-asian="14pt" style:font-size-complex="14pt"/>
    </style:style>
    <style:style style:name="P23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dc0e7" style:font-size-asian="14pt" style:font-weight-asian="bold" style:font-size-complex="14pt"/>
    </style:style>
    <style:style style:name="P24" style:family="paragraph">
      <loext:graphic-properties draw:fill="none"/>
    </style:style>
    <style:style style:name="T1" style:family="text">
      <style:text-properties officeooo:rsid="00100c40"/>
    </style:style>
    <style:style style:name="T2" style:family="text">
      <style:text-properties officeooo:rsid="00125497"/>
    </style:style>
    <style:style style:name="T3" style:family="text">
      <style:text-properties officeooo:rsid="0015e8c0"/>
    </style:style>
    <style:style style:name="T4" style:family="text">
      <style:text-properties style:text-underline-style="none"/>
    </style:style>
    <style:style style:name="T5" style:family="text">
      <style:text-properties officeooo:rsid="0014a830"/>
    </style:style>
    <style:style style:name="T6" style:family="text">
      <style:text-properties officeooo:rsid="001ecbdd"/>
    </style:style>
    <style:style style:name="T7" style:family="text">
      <style:text-properties style:font-name="Times New Roman"/>
    </style:style>
    <style:style style:name="T8" style:family="text">
      <style:text-properties officeooo:rsid="0024e0ad"/>
    </style:style>
    <style:style style:name="T9" style:family="text">
      <style:text-properties officeooo:rsid="00291301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Некоммерческое акционерное общество</text:p>
      <text:p text:style-name="P21">«АЛМАТИНСКИЙ УНИВЕРСИТЕТ ЭНЕРГЕТИКИ И СВЯЗИ»</text:p>
      <text:p text:style-name="P21"/>
      <text:p text:style-name="P21">Кафедра автоматизации и управления</text:p>
      <text:p text:style-name="P21"/>
      <text:p text:style-name="P21"/>
      <text:p text:style-name="P23">ОТЧЕТ </text:p>
      <text:p text:style-name="P23">по лабораторной работе № <text:span text:style-name="T6">2</text:span></text:p>
      <text:p text:style-name="P23"/>
      <text:p text:style-name="P22">По дисциплине: «Программные Средства Систем Автоматизации»</text:p>
      <text:p text:style-name="P22"/>
      <text:p text:style-name="P22">На тему: Работа с матрицами и векторами</text:p>
      <text:p text:style-name="P22"/>
      <text:p text:style-name="P22">Специальность: «Автоматизация и Управление»</text:p>
      <text:p text:style-name="P22"/>
      <text:p text:style-name="P22">Выполнил: <text:span text:style-name="T5">Суворов Р. Е.</text:span> Группа: АУ-18-5 Вариант: <text:span text:style-name="T5">1</text:span></text:p>
      <text:p text:style-name="P22"/>
      <text:p text:style-name="P22">Принял: ассистент магистр Ильясов А.З.</text:p>
      <text:p text:style-name="P22"/>
      <text:p text:style-name="P22"/>
      <text:p text:style-name="P22"/>
      <text:p text:style-name="P22"><draw:custom-shape text:anchor-type="char" draw:z-index="0" draw:style-name="gr1" draw:text-style-name="P24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24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24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24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22"><text:s text:c="3"/>(оценка) <text:s text:c="29"/>(подпись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tab/></text:p>
      <text:p text:style-name="P2">Алматы 2019</text:p>
      <text:p text:style-name="P19"><text:span text:style-name="T7">Выполнение работы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- введите любой вектор v. Напечатайте n= size(v)</text:p>
          </table:table-cell>
          <table:table-cell table:style-name="Table1.B1" office:value-type="string">
            <text:p text:style-name="P18">&gt;&gt; v = rand(1, 5);</text:p>
            <text:p text:style-name="P11">&gt;&gt; n = size(v);</text:p>
          </table:table-cell>
        </table:table-row>
        <table:table-row>
          <table:table-cell table:style-name="Table1.A2" office:value-type="string">
            <text:p text:style-name="P11">- введите вектор-столбец с тремя строками и одним столбцом;</text:p>
          </table:table-cell>
          <table:table-cell table:style-name="Table1.B2" office:value-type="string">
            <text:p text:style-name="P11">&gt;&gt; vect1 = rand(3,1);</text:p>
          </table:table-cell>
        </table:table-row>
        <table:table-row>
          <table:table-cell table:style-name="Table1.A2" office:value-type="string">
            <text:p text:style-name="P11">- введите два вектора с тремя элементами; примените к этим векторам следующие операции: +, - <text:s/>; х' ; *;</text:p>
          </table:table-cell>
          <table:table-cell table:style-name="Table1.B2" office:value-type="string">
            <text:p text:style-name="P18">&gt;&gt; vect2 = rand(1,3);</text:p>
            <text:p text:style-name="P18">&gt;&gt; vect3 = rand(1,3);</text:p>
            <text:p text:style-name="P18">&gt;&gt; ans1 = vect2+vect3;</text:p>
            <text:p text:style-name="P11">&gt;&gt; ans2 = vect2-vect3;</text:p>
          </table:table-cell>
        </table:table-row>
        <table:table-row>
          <table:table-cell table:style-name="Table1.A2" office:value-type="string">
            <text:p text:style-name="P11">- транспонируйте вектор-столбец в вектор-строку и наоборот - операция «'»;</text:p>
          </table:table-cell>
          <table:table-cell table:style-name="Table1.B2" office:value-type="string">
            <text:p text:style-name="P18">&gt;&gt; ans3 = vect1';</text:p>
            <text:p text:style-name="P11">&gt;&gt; ans4 = vect2';</text:p>
          </table:table-cell>
        </table:table-row>
        <table:table-row>
          <table:table-cell table:style-name="Table1.A2" office:value-type="string">
            <text:p text:style-name="P11">- <text:s/>сформируйте <text:s/>вектор-столбец, <text:s/>элементы <text:s/>которого <text:s/>первые <text:s/>10 <text:s/>чисел, используя команду (1:10)'.</text:p>
          </table:table-cell>
          <table:table-cell table:style-name="Table1.B2" office:value-type="string">
            <text:p text:style-name="P11">&gt;&gt; vect4 = (1:10)';</text:p>
          </table:table-cell>
        </table:table-row>
        <table:table-row>
          <table:table-cell table:style-name="Table1.A2" office:value-type="string">
            <text:p text:style-name="P11"><text:s/>- введите h=10:2:20 (без квадратных скобок!). просмотрите результат; </text:p>
          </table:table-cell>
          <table:table-cell table:style-name="Table1.B2" office:value-type="string">
            <text:p text:style-name="P11">&gt;&gt; h = 10:2:20;</text:p>
          </table:table-cell>
        </table:table-row>
        <table:table-row>
          <table:table-cell table:style-name="Table1.A2" office:value-type="string">
            <text:p text:style-name="P11"><text:s/>- создайте этот же вектор другим способом;</text:p>
          </table:table-cell>
          <table:table-cell table:style-name="Table1.B2" office:value-type="string">
            <text:p text:style-name="P11">&gt;&gt; h2 = [10,12,14,16,18,20];</text:p>
          </table:table-cell>
        </table:table-row>
        <table:table-row>
          <table:table-cell table:style-name="Table1.A2" office:value-type="string">
            <text:p text:style-name="P11"><text:s/>- <text:s/>создайте <text:s/>вектор <text:s/>с <text:s/>использованием <text:s/>знака <text:s/>«:», <text:s/>но <text:s/>с <text:s/>отрицательным приращением;</text:p>
          </table:table-cell>
          <table:table-cell table:style-name="Table1.B2" office:value-type="string">
            <text:p text:style-name="P11">&gt;&gt; vect5 = 10:-2:-2;</text:p>
          </table:table-cell>
        </table:table-row>
        <table:table-row>
          <table:table-cell table:style-name="Table1.A2" office:value-type="string">
            <text:p text:style-name="P11">- создайте вектор с использованием знака «:», но без приращения.</text:p>
          </table:table-cell>
          <table:table-cell table:style-name="Table1.B2" office:value-type="string">
            <text:p text:style-name="P11">&gt;&gt; vect6 = 1:5;</text:p>
          </table:table-cell>
        </table:table-row>
        <table:table-row>
          <table:table-cell table:style-name="Table1.A2" office:value-type="string">
            <text:p text:style-name="P11">- введите две 5x5 матрицы A и B в командное окно;</text:p>
          </table:table-cell>
          <table:table-cell table:style-name="Table1.B2" office:value-type="string">
            <text:p text:style-name="P11">&gt;&gt; A = rand(5,5);</text:p>
            <text:p text:style-name="P11">&gt;&gt; B = rand(5,5);</text:p>
          </table:table-cell>
        </table:table-row>
        <table:table-row>
          <table:table-cell table:style-name="Table1.A2" office:value-type="string">
            <text:p text:style-name="P10"><text:s/>- найдите матрицу, обратную к матрице А;</text:p>
          </table:table-cell>
          <table:table-cell table:style-name="Table1.B2" office:value-type="string">
            <text:p text:style-name="P10">&gt;&gt; A_reverse = inv(A);</text:p>
          </table:table-cell>
        </table:table-row>
        <table:table-row>
          <table:table-cell table:style-name="Table1.A2" office:value-type="string">
            <text:p text:style-name="P10">- найдите произведение полученной матрицы и матрицы B;</text:p>
          </table:table-cell>
          <table:table-cell table:style-name="Table1.B2" office:value-type="string">
            <text:p text:style-name="P10">&gt;&gt; ans5 = <text:span text:style-name="T1">B</text:span>*A_reverse;</text:p>
          </table:table-cell>
        </table:table-row>
        <table:table-row>
          <table:table-cell table:style-name="Table1.A2" office:value-type="string">
            <text:p text:style-name="P10"><text:s/>- <text:s/>найдите <text:s/>произведение <text:s/>матрицы A <text:s/>и <text:s/>инверсии <text:s/>матрицы B, <text:s/>назовите переменную результата C;</text:p>
          </table:table-cell>
          <table:table-cell table:style-name="Table1.B2" office:value-type="string">
            <text:p text:style-name="P10">&gt;&gt; C = A*inv(B);</text:p>
          </table:table-cell>
        </table:table-row>
        <table:table-row>
          <table:table-cell table:style-name="Table1.A2" office:value-type="string">
            <text:p text:style-name="P10">- найдите инверсию матрицы C, запишите результат в переменную ans, примените инверсию к этой <text:soft-page-break/>переменной, сравните результаты двух последних действий;</text:p>
          </table:table-cell>
          <table:table-cell table:style-name="Table1.B2" office:value-type="string">
            <text:p text:style-name="P10">&gt;&gt; ans = inv(C);</text:p>
            <text:p text:style-name="P10">&gt;&gt; C*ans</text:p>
            <text:p text:style-name="P10">ans =</text:p>
            <text:p text:style-name="P10"><text:soft-page-break/><text:s text:c="4"/>1.0000 <text:s text:c="3"/>0.0000 <text:s text:c="2"/>-0.0000 <text:s text:c="3"/>0.0000 <text:s text:c="3"/>0.0000</text:p>
            <text:p text:style-name="P10"><text:s text:c="3"/>-0.0000 <text:s text:c="3"/>1.0000 <text:s text:c="3"/>0.0000 <text:s text:c="3"/>0.0000 <text:s text:c="2"/>-0.0000</text:p>
            <text:p text:style-name="P10"><text:s text:c="4"/>0.0000 <text:s text:c="8"/>0 <text:s text:c="3"/>1.0000 <text:s text:c="2"/>-0.0000 <text:s text:c="3"/>0.0000</text:p>
            <text:p text:style-name="P10"><text:s text:c="4"/>0.0000 <text:s text:c="2"/>-0.0000 <text:s text:c="3"/>0.0000 <text:s text:c="3"/>1.0000 <text:s text:c="3"/>0.0000</text:p>
            <text:p text:style-name="P10"><text:s text:c="3"/>-0.0000 <text:s text:c="3"/>0.0000 <text:s text:c="3"/>0.0000 <text:s text:c="3"/>0.0000 <text:s text:c="3"/>1.0000</text:p>
          </table:table-cell>
        </table:table-row>
        <table:table-row>
          <table:table-cell table:style-name="Table1.A2" office:value-type="string">
            <text:p text:style-name="P10">- вычислите вторую степень матрицы A, найдите произведение матрицы A на самое себя, сравните результаты двух последних операций;</text:p>
          </table:table-cell>
          <table:table-cell table:style-name="Table1.B2" office:value-type="string">
            <text:p text:style-name="P10">&gt;&gt; A^2</text:p>
            <text:p text:style-name="P10">ans =</text:p>
            <text:p text:style-name="P10"><text:s text:c="4"/>1.9275 <text:s text:c="3"/>2.2141 <text:s text:c="3"/>2.4654 <text:s text:c="3"/>1.6422 <text:s text:c="3"/>1.7288</text:p>
            <text:p text:style-name="P10"><text:s text:c="4"/>0.6036 <text:s text:c="3"/>0.6426 <text:s text:c="3"/>0.7446 <text:s text:c="3"/>0.3823 <text:s text:c="3"/>0.5723</text:p>
            <text:p text:style-name="P10"><text:s text:c="4"/>0.9863 <text:s text:c="3"/>1.3586 <text:s text:c="3"/>1.2482 <text:s text:c="3"/>0.6873 <text:s text:c="3"/>0.7544</text:p>
            <text:p text:style-name="P10"><text:s text:c="4"/>1.0088 <text:s text:c="3"/>1.5196 <text:s text:c="3"/>1.5470 <text:s text:c="3"/>0.8751 <text:s text:c="3"/>0.9940</text:p>
            <text:p text:style-name="P10"><text:s text:c="4"/>1.0426 <text:s text:c="3"/>1.2635 <text:s text:c="3"/>1.6020 <text:s text:c="3"/>0.8349 <text:s text:c="3"/>1.2291</text:p>
            <text:p text:style-name="P10">&gt;&gt; A*A</text:p>
            <text:p text:style-name="P10">ans =</text:p>
            <text:p text:style-name="P10"><text:s text:c="4"/>1.9275 <text:s text:c="3"/>2.2141 <text:s text:c="3"/>2.4654 <text:s text:c="3"/>1.6422 <text:s text:c="3"/>1.7288</text:p>
            <text:p text:style-name="P10"><text:s text:c="4"/>0.6036 <text:s text:c="3"/>0.6426 <text:s text:c="3"/>0.7446 <text:s text:c="3"/>0.3823 <text:s text:c="3"/>0.5723</text:p>
            <text:p text:style-name="P10"><text:s text:c="4"/>0.9863 <text:s text:c="3"/>1.3586 <text:s text:c="3"/>1.2482 <text:s text:c="3"/>0.6873 <text:s text:c="3"/>0.7544</text:p>
            <text:p text:style-name="P10"><text:s text:c="4"/>1.0088 <text:s text:c="3"/>1.5196 <text:s text:c="3"/>1.5470 <text:s text:c="3"/>0.8751 <text:s text:c="3"/>0.9940</text:p>
            <text:p text:style-name="P10"><text:s text:c="4"/>1.0426 <text:s text:c="3"/>1.2635 <text:s text:c="3"/>1.6020 <text:s text:c="3"/>0.8349 <text:s text:c="3"/>1.2291</text:p>
          </table:table-cell>
        </table:table-row>
        <table:table-row>
          <table:table-cell table:style-name="Table1.A2" office:value-type="string">
            <text:p text:style-name="P10">- вычислите sin(A); объясните результат;</text:p>
          </table:table-cell>
          <table:table-cell table:style-name="Table1.B2" office:value-type="string">
            <text:p text:style-name="P10">&gt;&gt; sin(A)</text:p>
            <text:p text:style-name="P10">ans =</text:p>
            <text:p text:style-name="P10"><text:s text:c="4"/>0.8012 <text:s text:c="3"/>0.4558 <text:s text:c="3"/>0.7939 <text:s text:c="3"/>0.5378 <text:s text:c="3"/>0.8040</text:p>
            <text:p text:style-name="P10"><text:s text:c="4"/>0.3429 <text:s text:c="3"/>0.3445 <text:s text:c="3"/>0.2820 <text:s text:c="3"/>0.0758 <text:s text:c="3"/>0.1295</text:p>
            <text:p text:style-name="P10"><text:s text:c="4"/>0.1953 <text:s text:c="3"/>0.7385 <text:s text:c="3"/>0.6869 <text:s text:c="3"/>0.0539 <text:s text:c="3"/>0.5386</text:p>
            <text:p text:style-name="P10"><text:s text:c="4"/>0.2485 <text:s text:c="3"/>0.5524 <text:s text:c="3"/>0.6844 <text:s text:c="3"/>0.5062 <text:s text:c="3"/>0.4523</text:p>
            <text:p text:style-name="P10"><text:s text:c="4"/>0.5778 <text:s text:c="3"/>0.5225 <text:s text:c="3"/>0.3713 <text:s text:c="3"/>0.7027 <text:s text:c="3"/>0.0119</text:p>
          </table:table-cell>
        </table:table-row>
        <table:table-row>
          <table:table-cell table:style-name="Table1.A2" office:value-type="string">
            <text:p text:style-name="P10">- найдите произведение каждого элемента матрицы A на каждый элемент матрицы B;</text:p>
          </table:table-cell>
          <table:table-cell table:style-name="Table1.B2" office:value-type="string">
            <text:p text:style-name="P10">&gt;&gt; A.*B</text:p>
          </table:table-cell>
        </table:table-row>
        <table:table-row>
          <table:table-cell table:style-name="Table1.A2" office:value-type="string">
            <text:p text:style-name="P10">- создайте матрицу А размерности 2x2 и матрицу B размерности 2x3;</text:p>
          </table:table-cell>
          <table:table-cell table:style-name="Table1.B2" office:value-type="string">
            <text:p text:style-name="P10">&gt;&gt; A = rand(2,2)</text:p>
            <text:p text:style-name="P10">A =</text:p>
            <text:p text:style-name="P10"><text:s text:c="4"/>0.8173 <text:s text:c="3"/>0.0844</text:p>
            <text:p text:style-name="P10"><text:s text:c="4"/>0.8687 <text:s text:c="3"/>0.3998</text:p>
            <text:p text:style-name="P10">&gt;&gt; B = rand(2,3)</text:p>
            <text:p text:style-name="P10">B =</text:p>
            <text:p text:style-name="P10"><text:s text:c="4"/>0.2599 <text:s text:c="3"/>0.4314 <text:s text:c="3"/>0.1818</text:p>
            <text:p text:style-name="P10"><text:s text:c="4"/>0.8001 <text:s text:c="3"/>0.9106 <text:s text:c="3"/>0.2638</text:p>
          </table:table-cell>
        </table:table-row>
        <table:table-row>
          <table:table-cell table:style-name="Table1.A2" office:value-type="string">
            <text:p text:style-name="P10">- напечатайте C=[A B] и D=[A,B]; type E=[A B;B A]. Объясните результат;</text:p>
          </table:table-cell>
          <table:table-cell table:style-name="Table1.B2" office:value-type="string">
            <text:p text:style-name="P10">&gt;&gt; E=[A B;B A]</text:p>
            <text:p text:style-name="P10">E =</text:p>
            <text:p text:style-name="P10"><text:s text:c="4"/>0.8173 <text:s text:c="3"/>0.0844 <text:s text:c="3"/>0.2599 <text:s text:c="3"/>0.4314 <text:s text:c="3"/>0.1818</text:p>
            <text:p text:style-name="P10"><text:s text:c="4"/>0.8687 <text:s text:c="3"/>0.3998 <text:s text:c="3"/>0.8001 <text:s text:c="3"/>0.9106 <text:s text:c="3"/>0.2638</text:p>
            <text:p text:style-name="P10"><text:s text:c="4"/>0.2599 <text:s text:c="3"/>0.4314 <text:s text:c="3"/>0.1818 <text:s text:c="3"/>0.8173 <text:s text:c="3"/>0.0844</text:p>
            <text:p text:style-name="P10"><text:soft-page-break/><text:s text:c="4"/>0.8001 <text:s text:c="3"/>0.9106 <text:s text:c="3"/>0.2638 <text:s text:c="3"/>0.8687 <text:s text:c="3"/>0.3998</text:p>
          </table:table-cell>
        </table:table-row>
        <table:table-row>
          <table:table-cell table:style-name="Table1.A2" office:value-type="string">
            <text:p text:style-name="P10"><text:s/>- напечатайте E=[A;B]. Почему эта операция не может быть выполнена? </text:p>
            <text:p text:style-name="P10"><text:s/>- перепишите первый столбец матрицы А в переменную А2: A2 =A(1:2,1)</text:p>
            <text:p text:style-name="P10">- <text:s/>эту <text:s/>операцию <text:s/>можно <text:s/>выполнить <text:s/>командой <text:s text:c="2"/>A2 = A(:,1). <text:s/>Выполните команду A(2,:). Поясните результаты.</text:p>
          </table:table-cell>
          <table:table-cell table:style-name="Table1.B2" office:value-type="string">
            <text:p text:style-name="P10">A2 =</text:p>
            <text:p text:style-name="P10"><text:s text:c="4"/>0.8173</text:p>
            <text:p text:style-name="P10"><text:s text:c="4"/>0.8687</text:p>
            <text:p text:style-name="P10">&gt;&gt; A(2,:)</text:p>
            <text:p text:style-name="P10">ans =</text:p>
            <text:p text:style-name="P10"><text:s text:c="4"/>0.8687 <text:s text:c="3"/>0.3998</text:p>
          </table:table-cell>
        </table:table-row>
        <table:table-row>
          <table:table-cell table:style-name="Table1.A2" office:value-type="string">
            <text:p text:style-name="P10">2.3.6 Создайте матрицу размерности 5x5, элементы которой – случайные числа.</text:p>
          </table:table-cell>
          <table:table-cell table:style-name="Table1.B2" office:value-type="string">
            <text:p text:style-name="P10">&gt;&gt; rand(5)</text:p>
            <text:p text:style-name="P10">ans =</text:p>
            <text:p text:style-name="P10"><text:s text:c="4"/>0.1455 <text:s text:c="3"/>0.1450 <text:s text:c="3"/>0.4018 <text:s text:c="3"/>0.2400 <text:s text:c="3"/>0.4909</text:p>
            <text:p text:style-name="P10"><text:s text:c="4"/>0.1361 <text:s text:c="3"/>0.8530 <text:s text:c="3"/>0.0760 <text:s text:c="3"/>0.4173 <text:s text:c="3"/>0.4893</text:p>
            <text:p text:style-name="P10"><text:s text:c="4"/>0.8693 <text:s text:c="3"/>0.6221 <text:s text:c="3"/>0.2399 <text:s text:c="3"/>0.0497 <text:s text:c="3"/>0.3377</text:p>
            <text:p text:style-name="P10"><text:s text:c="4"/>0.5797 <text:s text:c="3"/>0.3510 <text:s text:c="3"/>0.1233 <text:s text:c="3"/>0.9027 <text:s text:c="3"/>0.9001</text:p>
            <text:p text:style-name="P10"><text:s text:c="4"/>0.5499 <text:s text:c="3"/>0.5132 <text:s text:c="3"/>0.1839 <text:s text:c="3"/>0.9448 <text:s text:c="3"/>0.3692</text:p>
          </table:table-cell>
        </table:table-row>
        <table:table-row>
          <table:table-cell table:style-name="Table1.A2" office:value-type="string">
            <text:p text:style-name="P10">2.3.7 Создайте диагональную матицу размерности 4х4.</text:p>
          </table:table-cell>
          <table:table-cell table:style-name="Table1.B2" office:value-type="string">
            <text:p text:style-name="P10">&gt;&gt; diag(1:4)</text:p>
            <text:p text:style-name="P10">ans =</text:p>
            <text:p text:style-name="P10"><text:s text:c="5"/>1 <text:s text:c="4"/>0 <text:s text:c="4"/>0 <text:s text:c="4"/>0</text:p>
            <text:p text:style-name="P10"><text:s text:c="5"/>0 <text:s text:c="4"/>2 <text:s text:c="4"/>0 <text:s text:c="4"/>0</text:p>
            <text:p text:style-name="P10"><text:s text:c="5"/>0 <text:s text:c="4"/>0 <text:s text:c="4"/>3 <text:s text:c="4"/>0</text:p>
            <text:p text:style-name="P10"><text:s text:c="5"/>0 <text:s text:c="4"/>0 <text:s text:c="4"/>0 <text:s text:c="4"/>4</text:p>
          </table:table-cell>
        </table:table-row>
        <table:table-row>
          <table:table-cell table:style-name="Table1.A2" office:value-type="string">
            <text:p text:style-name="P10">2.3.8 <text:s/>Создайте <text:s/>матрицу <text:s/>размерности <text:s/>10x10 <text:s/>элементы <text:s/>которой <text:s/>– случайные числа между 0 и 10. Все элементы в первой строке и первом столбце замените на 1.</text:p>
          </table:table-cell>
          <table:table-cell table:style-name="Table1.B2" office:value-type="string">
            <text:p text:style-name="P12">&gt;&gt; round<text:span text:style-name="T9">(</text:span>rand(10).*10<text:span text:style-name="T9">)</text:span>;</text:p>
            <text:p text:style-name="P10">&gt;&gt; ans(:,1) = 1;</text:p>
            <text:p text:style-name="P10">&gt;&gt; ans(1,:) = 1;</text:p>
            <text:p text:style-name="P10">ans =</text:p>
            <text:p text:style-name="P10"><text:s text:c="5"/>1 <text:s text:c="4"/>1 <text:s text:c="4"/>1 <text:s text:c="4"/>1 <text:s text:c="4"/>1 <text:s text:c="4"/>1 <text:s text:c="4"/>1 <text:s text:c="4"/>1 <text:s text:c="4"/>1 <text:s text:c="4"/>1</text:p>
            <text:p text:style-name="P10"><text:s text:c="5"/>1 <text:s text:c="4"/>2 <text:s text:c="4"/>5 <text:s text:c="4"/>9 <text:s text:c="4"/>6 <text:s text:c="4"/>2 <text:s text:c="4"/>3 <text:s text:c="4"/>6 <text:s text:c="4"/>1 <text:s text:c="3"/>10</text:p>
            <text:p text:style-name="P10"><text:s text:c="5"/>1 <text:s text:c="4"/>4 <text:s text:c="4"/>3 <text:s text:c="4"/>8 <text:s text:c="4"/>4 <text:s text:c="4"/>3 <text:s text:c="4"/>9 <text:s text:c="4"/>3 <text:s text:c="4"/>3 <text:s text:c="4"/>5</text:p>
            <text:p text:style-name="P10"><text:s text:c="5"/>1 <text:s text:c="4"/>8 <text:s text:c="4"/>7 <text:s text:c="4"/>5 <text:s text:c="4"/>8 <text:s text:c="4"/>5 <text:s text:c="4"/>4 <text:s text:c="4"/>6 <text:s text:c="4"/>8 <text:s text:c="4"/>5</text:p>
            <text:p text:style-name="P10"><text:s text:c="5"/>1 <text:s text:c="4"/>0 <text:s text:c="4"/>2 <text:s text:c="4"/>4 <text:s text:c="4"/>5 <text:s text:c="4"/>2 <text:s text:c="4"/>2 <text:s text:c="4"/>7 <text:s text:c="4"/>0 <text:s text:c="4"/>2</text:p>
            <text:p text:style-name="P10"><text:s text:c="5"/>1 <text:s text:c="4"/>0 <text:s text:c="4"/>7 <text:s text:c="4"/>4 <text:s text:c="4"/>4 <text:s text:c="4"/>8 <text:s text:c="4"/>9 <text:s text:c="4"/>2 <text:s text:c="4"/>9 <text:s text:c="4"/>5</text:p>
            <text:p text:style-name="P10"><text:s text:c="5"/>1 <text:s text:c="4"/>2 <text:s text:c="4"/>2 <text:s text:c="4"/>3 <text:s text:c="4"/>9 <text:s text:c="4"/>2 <text:s text:c="3"/>10 <text:s text:c="4"/>1 <text:s text:c="4"/>7 <text:s text:c="4"/>6</text:p>
            <text:p text:style-name="P10"><text:s text:c="5"/>1 <text:s text:c="4"/>6 <text:s text:c="4"/>4 <text:s text:c="4"/>5 <text:s text:c="4"/>9 <text:s text:c="4"/>2 <text:s text:c="4"/>4 <text:s text:c="4"/>3 <text:s text:c="4"/>5 <text:s text:c="4"/>7</text:p>
            <text:p text:style-name="P10"><text:s text:c="5"/>1 <text:s text:c="4"/>7 <text:s text:c="4"/>6 <text:s text:c="4"/>5 <text:s text:c="4"/>6 <text:s text:c="4"/>2 <text:s text:c="4"/>1 <text:s text:c="4"/>3 <text:s text:c="4"/>6 <text:s text:c="4"/>4</text:p>
            <text:p text:style-name="P10"><text:s text:c="5"/>1 <text:s text:c="4"/>6 <text:s text:c="4"/>8 <text:s text:c="4"/>8 <text:s text:c="4"/>6 <text:s text:c="4"/>2 <text:s text:c="4"/>3 <text:s text:c="4"/>4 <text:s text:c="4"/>2 <text:s text:c="4"/>4</text:p>
          </table:table-cell>
        </table:table-row>
        <table:table-row>
          <table:table-cell table:style-name="Table1.A2" office:value-type="string">
            <text:p text:style-name="P10">2.3.9 Создайте матрицу A, транспонируйте ее в матрицу B.</text:p>
          </table:table-cell>
          <table:table-cell table:style-name="Table1.B2" office:value-type="string">
            <text:p text:style-name="P14">A = rand(<text:span text:style-name="T2">4</text:span>);</text:p>
            <text:p text:style-name="P14">B = A.’;</text:p>
          </table:table-cell>
        </table:table-row>
        <table:table-row>
          <table:table-cell table:style-name="Table1.A2" office:value-type="string">
            <text:p text:style-name="P10">2.3.10 Приведите примеры использования функций zeros <text:soft-page-break/>(m,n), ones(m,n), eye(m,n) and rand(m,n).</text:p>
          </table:table-cell>
          <table:table-cell table:style-name="Table1.B2" office:value-type="string">
            <text:p text:style-name="P10">- zeros(m,n) – создает матрицу размерности mxn с нулевыми элементами;</text:p>
            <text:p text:style-name="P10"><text:soft-page-break/>- ones(m,n) – создает матрицу размерности mxn с элементами, равными единице;</text:p>
            <text:p text:style-name="P10">- eye(m,n) <text:s/>– <text:s/>создает <text:s/>матрицу <text:s/>размерности mxn, элементы <text:s/>главной диагонали равны единице;</text:p>
            <text:p text:style-name="P10">- rand(m,n) <text:s/>– <text:s/>создает <text:s/>матрицу <text:s/>размерности mxn, <text:s/>элементы <text:s/>которой являются случайными чслами между 0 и 1. </text:p>
          </table:table-cell>
        </table:table-row>
        <table:table-row>
          <table:table-cell table:style-name="Table1.B2" table:number-columns-spanned="2" office:value-type="string">
            <text:p text:style-name="P9"><text:s/>2.3.11 Решение систем линейных алгебраических уравнений:</text:p>
          </table:table-cell>
          <table:covered-table-cell/>
        </table:table-row>
        <table:table-row>
          <table:table-cell table:style-name="Table1.A2" office:value-type="string">
            <text:p text:style-name="P9"><text:s/>- сформируйте систему линейных алгебраических уравнений;</text:p>
            <text:p text:style-name="P9"><text:s/>- введите матрицу системы и вектор правых частей в командное окно;</text:p>
            <text:p text:style-name="P9"><text:s/>- <text:s/>проверьте, <text:s/>имеет <text:s/>ли <text:s/>система <text:s/>решение <text:s/>(детерминант <text:s/>должен <text:s/>быть отличен от нуля);</text:p>
            <text:p text:style-name="P9">- решите систему тремя способами: используя операцию деления вектора на <text:s/>матрицу; используя <text:s/>обратную <text:s/>матрицу A-1; <text:s/>используя <text:s/>процедуру <text:s/>inv <text:s/>; сравните результаты.</text:p>
          </table:table-cell>
          <table:table-cell table:style-name="Table1.B2" office:value-type="string">
            <text:p text:style-name="P9">&gt;&gt; A = round(rand(4).*100)</text:p>
            <text:p text:style-name="P9">&gt;&gt; B = (1:25:100)'</text:p>
            <text:p text:style-name="P9">&gt;&gt; X1 = (A\B)'</text:p>
            <text:p text:style-name="P9">X1 = <text:s/>-0.9076 <text:s text:c="3"/>0.4507 <text:s text:c="3"/>0.1449 <text:s text:c="3"/>1.1873</text:p>
            <text:p text:style-name="P9">&gt;&gt; X2 = B'*(A^-1)'</text:p>
            <text:p text:style-name="P9">X2 = <text:s/>-0.9076 <text:s text:c="3"/>0.4507 <text:s text:c="3"/>0.1449 <text:s text:c="3"/>1.1873</text:p>
            <text:p text:style-name="P9">&gt;&gt; <text:s/>X3 = B'*inv(A')</text:p>
            <text:p text:style-name="P9">X3 = <text:s/>-0.9076 <text:s text:c="3"/>0.4507 <text:s text:c="3"/>0.1449 <text:s text:c="3"/>1.1873</text:p>
          </table:table-cell>
        </table:table-row>
        <table:table-row>
          <table:table-cell table:style-name="Table1.A2" office:value-type="string">
            <text:p text:style-name="P9">2.3.12 Необходимо вычислить значения функции y = a*exp(-k*x)*sin(x)для значений аргумента <text:s text:c="2"/>x <text:s/>от 0 до 10 с шагом 1 (a и k выбираются студентов).</text:p>
          </table:table-cell>
          <table:table-cell table:style-name="Table1.B2" office:value-type="string">
            <text:p text:style-name="P9">&gt;&gt; y = @(x) 5*exp(-3*x)*sin(x);</text:p>
            <text:p text:style-name="P9">&gt;&gt; x = 0:1:10</text:p>
            <text:p text:style-name="P9">&gt;&gt; for i=0:length(x)</text:p>
            <text:p text:style-name="P9">ans(i) = y(x(i));</text:p>
            <text:p text:style-name="P9">end</text:p>
            <text:p text:style-name="P9"/>
            <text:p text:style-name="P9">ans = 0 <text:s text:c="3"/>0.2095 <text:s text:c="3"/>0.0113 <text:s text:c="3"/>0.0001 <text:s text:c="2"/>-0.0000 <text:s text:c="2"/>-0.0000 <text:s text:c="2"/>-0.0000 <text:s text:c="3"/>0.0000 <text:s text:c="3"/>0.0000 <text:s text:c="3"/>0.0000 <text:s text:c="2"/>-0.0000</text:p>
          </table:table-cell>
        </table:table-row>
        <table:table-row>
          <table:table-cell table:style-name="Table1.B2" table:number-columns-spanned="2" office:value-type="string">
            <text:p text:style-name="P9"><text:s/>2.3.13 <text:s/>Введите <text:s/>вектор v <text:s/>в <text:s/>командное <text:s/>окно. <text:s/>Выполните <text:s/>следующие операции:</text:p>
          </table:table-cell>
          <table:covered-table-cell/>
        </table:table-row>
        <table:table-row>
          <table:table-cell table:style-name="Table1.A2" office:value-type="string">
            <text:p text:style-name="P9"><text:s/>- найдите размер вектора;</text:p>
            <text:p text:style-name="P9"><text:s/>- определите максимальный и минимальный элементы вектора;</text:p>
            <text:p text:style-name="P9">- найдите сумму и произведение элементов вектора.</text:p>
          </table:table-cell>
          <table:table-cell table:style-name="Table1.B2" office:value-type="string">
            <text:p text:style-name="P9">&gt;&gt; v = rand(1,5)</text:p>
            <text:p text:style-name="P9">&gt;&gt; size(v) <text:span text:style-name="T3">( </text:span>length(v) <text:span text:style-name="T3">)</text:span></text:p>
            <text:p text:style-name="P9">&gt;&gt; max(v)</text:p>
            <text:p text:style-name="P9">&gt;&gt; min(v)</text:p>
            <text:p text:style-name="P9">&gt;&gt; sum(v)</text:p>
            <text:p text:style-name="P9">&gt;&gt; prod(v)</text:p>
          </table:table-cell>
        </table:table-row>
        <table:table-row>
          <table:table-cell table:style-name="Table1.B2" table:number-columns-spanned="2" office:value-type="string">
            <text:p text:style-name="P9"><text:s/>2.3.15 Введите в командное окно комплексные числа u и z; выполните следующие действия: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P8"><text:s/>- <text:s/>используя <text:s/>функцию <text:s/>«disp» <text:s/>отразите <text:s/>на <text:s/>экране <text:s/>сумму <text:s/>комплексных чисел u и z;</text:p>
            <text:p text:style-name="P8"><text:s/>- <text:s/>отразите <text:s/>действительную, <text:s/>мнимую <text:s/>части, <text:s/>а <text:s/>также <text:s/>аргумент <text:s/>этих комплексных <text:s/>чисел; <text:s/>the <text:s/>real, <text:s/>imaginary <text:s/>parts <text:s/>and <text:s/>arguments <text:s/>of <text:s/>these <text:s/>complex numbers;</text:p>
            <text:p text:style-name="P8">- <text:s/>сформируйте <text:s/>два <text:s/>квадратных <text:s/>уравнения <text:s/>с <text:s/>положительным <text:s/>и отрицательным дискриминантом; решите эти уравнения в командном окне;</text:p>
            <text:p text:style-name="P8">- найдите комплексно-сопряженные числа к числам u и z.</text:p>
            <text:p text:style-name="P16"/>
          </table:table-cell>
          <table:table-cell table:style-name="Table1.B2" office:value-type="string">
            <text:p text:style-name="P8">&gt;&gt; syms x</text:p>
            <text:p text:style-name="P8">&gt;&gt; solve(x^2-6*x+13 == 0, x)</text:p>
            <text:p text:style-name="P8">ans =</text:p>
            <text:p text:style-name="P8"><text:s/><text:tab/>3 - 2i</text:p>
            <text:p text:style-name="P8"><text:s/><text:tab/>3 + 2i</text:p>
            <text:p text:style-name="P8">&gt;&gt; solve(x^2-4*x+4 == 0, x)</text:p>
            <text:p text:style-name="P8">ans =</text:p>
            <text:p text:style-name="P8"><text:s/><text:tab/>2</text:p>
            <text:p text:style-name="P8"><text:s/><text:tab/>2</text:p>
            <text:p text:style-name="P8">&gt;&gt; u = 6 + 5i;</text:p>
            <text:p text:style-name="P8">&gt;&gt; z = 3 + 2i;</text:p>
            <text:p text:style-name="P8">&gt;&gt; disp(u+z)</text:p>
            <text:p text:style-name="P8"><text:s text:c="3"/>9.0000 + 7.0000i</text:p>
            <text:p text:style-name="P8">&gt;&gt; real(u);</text:p>
            <text:p text:style-name="P8">ans = 6</text:p>
            <text:p text:style-name="P8">&gt;&gt; real(z);</text:p>
            <text:p text:style-name="P8">ans = 3</text:p>
            <text:p text:style-name="P8">&gt;&gt; imag(u);</text:p>
            <text:p text:style-name="P8">ans = 5</text:p>
            <text:p text:style-name="P8">&gt;&gt; imag(z);</text:p>
            <text:p text:style-name="P8">ans = 2</text:p>
            <text:p text:style-name="P15">&gt;&gt; angle(u)</text:p>
            <text:p text:style-name="P15">ans = 0.6947</text:p>
            <text:p text:style-name="P15">&gt;&gt; angle(z)</text:p>
            <text:p text:style-name="P15">ans = 0.5880</text:p>
            <text:p text:style-name="P16">&gt;&gt; conj(u)</text:p>
            <text:p text:style-name="P16">ans =<text:span text:style-name="T4"> </text:span>6.0000 - 5.0000i</text:p>
            <text:p text:style-name="P16">&gt;&gt; conj(z)</text:p>
            <text:p text:style-name="P16">ans = 3.0000 — 2.0000i</text:p>
          </table:table-cell>
        </table:table-row>
      </table:table>
      <text:p text:style-name="P17"/>
      <text:p text:style-name="P17">Вывод: </text:p>
      <text:p text:style-name="P17">Я изучил работу с матрицами, а также использовал математические функций в инженерных расчетах. Научился пользоваться циклом, расчитывать квадратные уравнения, работать с комплексными числами и <text:span text:style-name="T8">вектор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Рисунок" style:family="paragraph" style:parent-style-name="Основной_20_Текст" style:default-outline-level="">
      <style:paragraph-properties fo:margin-top="0.353cm" fo:margin-bottom="0.353cm" loext:contextual-spacing="false"/>
    </style:style>
    <style:style style:name="Title" style:family="paragraph" style:next-style-name="Основной_20_Текст" style:default-outline-level="1" style:list-style-name="" style:class="chapter">
      <style:paragraph-properties fo:margin-top="0.423cm" fo:margin-bottom="0.423cm" loext:contextual-spacing="false" fo:keep-together="always" fo:hyphenation-ladder-count="no-limit" fo:keep-with-next="always"/>
      <style:text-properties fo:color="#000000" fo:letter-spacing="-0.018cm" fo:font-weight="bold" style:letter-kerning="true" style:font-name-asian="DejaVu Sans" style:font-family-asian="'DejaVu Sans'" style:font-family-generic-asian="system" style:font-pitch-asian="variable" style:font-weight-asian="bold" style:font-name-complex="Lohit Hindi" style:font-family-complex="'Lohit Hindi'" style:font-family-generic-complex="system" style:font-pitch-complex="variable" style:font-size-complex="28pt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fo:language="en" fo:country="U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Lohit Hindi" style:font-family-complex="'Lohit Hindi'" style:font-family-generic-complex="system" style:font-pitch-complex="variable" style:font-size-complex="16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Заголовок_20_Знак" style:display-name="Заголовок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etter-spacing="-0.018cm" fo:font-weight="bold" style:letter-kerning="true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  <style:master-page style:name="Converted1" style:page-layout-name="Mpm3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15T01:06:50.162042609</dc:date>
    <meta:editing-duration>PT1H23M31S</meta:editing-duration>
    <meta:editing-cycles>25</meta:editing-cycles>
    <meta:document-statistic meta:table-count="1" meta:image-count="0" meta:object-count="0" meta:page-count="6" meta:paragraph-count="210" meta:word-count="1205" meta:character-count="8269" meta:non-whitespace-character-count="5947"/>
  </office:meta>
</office:document-meta>
</file>